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rains1" style:family="table">
      <style:table-properties style:width="6.3542in" fo:margin-left="0.2125in" fo:margin-right="0.3583in" table:align="margins"/>
    </style:style>
    <style:style style:name="Trains1.A" style:family="table-column">
      <style:table-column-properties style:column-width="0.9375in" style:rel-column-width="9669*"/>
    </style:style>
    <style:style style:name="Trains1.B" style:family="table-column">
      <style:table-column-properties style:column-width="0.8403in" style:rel-column-width="8666*"/>
    </style:style>
    <style:style style:name="Trains1.C" style:family="table-column">
      <style:table-column-properties style:column-width="1.4722in" style:rel-column-width="15184*"/>
    </style:style>
    <style:style style:name="Trains1.D" style:family="table-column">
      <style:table-column-properties style:column-width="1.1528in" style:rel-column-width="11889*"/>
    </style:style>
    <style:style style:name="Trains1.F" style:family="table-column">
      <style:table-column-properties style:column-width="0.7986in" style:rel-column-width="8238*"/>
    </style:style>
    <style:style style:name="Trains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rains1.F1" style:family="table-cell">
      <style:table-cell-properties fo:padding="0.0382in" fo:border="0.0007in solid #000000"/>
    </style:style>
    <style:style style:name="Trains1.A2" style:family="table-cell">
      <style:table-cell-properties fo:padding="0.0382in" fo:border-left="0.0007in solid #000000" fo:border-right="none" fo:border-top="none" fo:border-bottom="0.0007in solid #000000"/>
    </style:style>
    <style:style style:name="Trains1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break-before="page"/>
      <style:text-properties fo:font-size="16pt" style:font-size-asian="16pt" style:font-size-complex="16pt"/>
    </style:style>
    <style:style style:name="P3" style:family="paragraph" style:parent-style-name="Standard">
      <style:paragraph-properties fo:margin-left="0.4925in" fo:margin-right="0in" fo:text-indent="0in" style:auto-text-indent="false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Standard">
      <style:paragraph-properties fo:margin-left="0in" fo:margin-right="0in" fo:text-indent="0in" style:auto-text-indent="false"/>
    </style:style>
    <style:style style:name="P8" style:family="paragraph" style:parent-style-name="Standard">
      <style:paragraph-properties fo:margin-left="0in" fo:margin-right="0in" fo:text-indent="0in" style:auto-text-indent="false"/>
      <style:text-properties fo:font-weight="normal" style:font-weight-asian="normal" style:font-weight-complex="normal"/>
    </style:style>
    <style:style style:name="P9" style:family="paragraph">
      <style:paragraph-properties fo:text-align="start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font-size="12pt"/>
    </style:style>
    <style:style style:name="T1" style:family="text">
      <style:text-properties fo:font-size="12pt"/>
    </style:style>
    <style:style style:name="gr1" style:family="graphic">
      <style:graphic-properties draw:fill-color="#ffd320" draw:opacity="50%" draw:textarea-horizontal-align="center" draw:textarea-vertical-align="middle" fo:padding-left="0in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aecf00" draw:opacity="50%" draw:textarea-horizontal-align="center" draw:textarea-vertical-align="middle" fo:padding-left="0in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0084d1" draw:opacity="50%" draw:textarea-horizontal-align="center" draw:textarea-vertical-align="middle" fo:padding-left="0in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ff8080" draw:opacity="50%" draw:textarea-horizontal-align="center" draw:textarea-vertical-align="middle" fo:padding-left="0in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ff950e" draw:opacity="50%" draw:textarea-horizontal-align="center" draw:textarea-vertical-align="middle" fo:padding-left="0in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ff950e" draw:opacity="50%" draw:textarea-horizontal-align="center" draw:textarea-vertical-align="middle" fo:padding-left="0in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hapter 4 - Forms - Director</text:p>
      <text:p text:style-name="Standard"/>
      <text:p text:style-name="Standard">Operating &gt; Director &gt; Header</text:p>
      <text:p text:style-name="Standard"><draw:rect text:anchor-type="paragraph" draw:z-index="1" draw:style-name="gr1" draw:text-style-name="P9" svg:width="0.7295in" svg:height="0.2504in" svg:x="5.4in" svg:y="0.1862in"><text:p text:style-name="P9">00:00</text:p></draw:rect><draw:rect text:anchor-type="paragraph" draw:z-index="0" draw:style-name="gr1" draw:text-style-name="P9" svg:width="4.674in" svg:height="0.2504in" svg:x="-0.0028in" svg:y="0.1862in"><text:p text:style-name="P9">&lt;director title&gt;</text:p></draw:rect><draw:rect text:anchor-type="paragraph" draw:z-index="84" draw:style-name="gr1" draw:text-style-name="P9" svg:width="0.7295in" svg:height="0.2504in" svg:x="4.6709in" svg:y="0.1862in"><text:p text:style-name="P9">Log out</text:p></draw:rect></text:p>
      <text:p text:style-name="Standard"><draw:rect text:anchor-type="paragraph" draw:z-index="6" draw:style-name="gr1" draw:text-style-name="P9" svg:width="1.0213in" svg:height="0.2504in" svg:x="-0.0028in" svg:y="0.2445in"><text:p text:style-name="P9">Session</text:p></draw:rect></text:p>
      <text:p text:style-name="Standard"><draw:rect text:anchor-type="paragraph" draw:z-index="5" draw:style-name="gr1" draw:text-style-name="P9" svg:width="1.028in" svg:height="0.2504in" svg:x="5.1016in" svg:y="0.0528in"><text:p text:style-name="P9">Message</text:p></draw:rect><draw:rect text:anchor-type="paragraph" draw:z-index="4" draw:style-name="gr1" draw:text-style-name="P9" svg:width="1.0213in" svg:height="0.2504in" svg:x="1.0181in" svg:y="0.0528in"><text:p text:style-name="P9">Time Table</text:p></draw:rect><draw:rect text:anchor-type="paragraph" draw:z-index="3" draw:style-name="gr1" draw:text-style-name="P9" svg:width="1.0213in" svg:height="0.2504in" svg:x="3.0598in" svg:y="0.0528in"><text:p text:style-name="P9">&lt;restrictions&gt;</text:p></draw:rect><draw:rect text:anchor-type="paragraph" draw:z-index="2" draw:style-name="gr1" draw:text-style-name="P9" svg:width="1.0213in" svg:height="0.2504in" svg:x="2.039in" svg:y="0.0528in"><text:p text:style-name="P9">Trains</text:p></draw:rect><draw:rect text:anchor-type="paragraph" draw:z-index="15" draw:style-name="gr1" draw:text-style-name="P9" svg:width="1.0213in" svg:height="0.2504in" svg:x="4.0807in" svg:y="0.0528in"><text:p text:style-name="P9">Crew Boards</text:p></draw:rect></text:p>
      <text:p text:style-name="Standard"/>
      <text:p text:style-name="Standard"/>
      <text:p text:style-name="Standard"><draw:rect text:anchor-type="paragraph" draw:z-index="11" draw:style-name="gr2" draw:text-style-name="P9" svg:width="1.0213in" svg:height="0.2504in" svg:x="2.0528in" svg:y="0.5752in"><text:p text:style-name="P9">&lt;restrictions&gt;</text:p></draw:rect>Operating &gt; Dispatcher &gt; Header</text:p>
      <text:p text:style-name="Standard"><draw:rect text:anchor-type="paragraph" draw:z-index="7" draw:style-name="gr2" draw:text-style-name="P9" svg:width="4.6598in" svg:height="0.2504in" svg:x="0.011in" svg:y="0.1335in"><text:p text:style-name="P9">&lt;dispatcher title&gt;</text:p></draw:rect><draw:rect text:anchor-type="paragraph" draw:z-index="9" draw:style-name="gr2" draw:text-style-name="P9" svg:width="0.7295in" svg:height="0.2504in" svg:x="5.4in" svg:y="0.1335in"><text:p text:style-name="P9">00:00</text:p></draw:rect><draw:rect text:anchor-type="paragraph" draw:z-index="8" draw:style-name="gr2" draw:text-style-name="P9" svg:width="0.7295in" svg:height="0.2504in" svg:x="4.6709in" svg:y="0.1335in"><text:p text:style-name="P9">Log out</text:p></draw:rect></text:p>
      <text:p text:style-name="Standard"/>
      <text:p text:style-name="Standard"><draw:rect text:anchor-type="paragraph" draw:z-index="16" draw:style-name="gr2" draw:text-style-name="P9" svg:width="1.0142in" svg:height="0.2504in" svg:x="4.0945in" svg:y="0in"><text:p text:style-name="P9">Crew Boards</text:p></draw:rect><draw:rect text:anchor-type="paragraph" draw:z-index="13" draw:style-name="gr2" draw:text-style-name="P9" svg:width="1.0213in" svg:height="0.2504in" svg:x="5.1083in" svg:y="0in"><text:p text:style-name="P9">Message</text:p></draw:rect><draw:rect text:anchor-type="paragraph" draw:z-index="12" draw:style-name="gr2" draw:text-style-name="P9" svg:width="1.0213in" svg:height="0.2504in" svg:x="0.011in" svg:y="0in"><text:p text:style-name="P9">Time Table</text:p></draw:rect><draw:rect text:anchor-type="paragraph" draw:z-index="14" draw:style-name="gr2" draw:text-style-name="P9" svg:width="1.0213in" svg:height="0.2504in" svg:x="1.0319in" svg:y="0in"><text:p text:style-name="P9">Trains</text:p></draw:rect><draw:rect text:anchor-type="paragraph" draw:z-index="10" draw:style-name="gr2" draw:text-style-name="P9" svg:width="1.0213in" svg:height="0.2504in" svg:x="3.0736in" svg:y="0in"><text:p text:style-name="P9">&lt;warrants&gt;</text:p></draw:rect></text:p>
      <text:p text:style-name="Standard"/>
      <text:p text:style-name="Standard"/>
      <text:p text:style-name="Standard"><draw:rect text:anchor-type="paragraph" draw:z-index="18" draw:style-name="gr3" draw:text-style-name="P9" svg:width="0.7295in" svg:height="0.2504in" svg:x="4.678in" svg:y="0.3252in"><text:p text:style-name="P9">Log out</text:p></draw:rect><draw:rect text:anchor-type="paragraph" draw:z-index="17" draw:style-name="gr3" draw:text-style-name="P9" svg:width="4.6669in" svg:height="0.2504in" svg:x="0.011in" svg:y="0.3252in"><text:p text:style-name="P9">&lt;track group manager name&gt;</text:p></draw:rect><draw:rect text:anchor-type="paragraph" draw:z-index="19" draw:style-name="gr3" draw:text-style-name="P9" svg:width="0.7295in" svg:height="0.2504in" svg:x="5.4071in" svg:y="0.3252in"><text:p text:style-name="P9">00:00</text:p></draw:rect>Operating &gt; Track Group &gt; Header</text:p>
      <text:p text:style-name="Standard"/>
      <text:p text:style-name="Standard"/>
      <text:p text:style-name="Standard"><draw:rect text:anchor-type="paragraph" draw:z-index="20" draw:style-name="gr3" draw:text-style-name="P9" svg:width="1.0213in" svg:height="0.2504in" svg:x="2.0528in" svg:y="0in"><text:p text:style-name="P9">Patterns</text:p></draw:rect><draw:rect text:anchor-type="paragraph" draw:z-index="24" draw:style-name="gr3" draw:text-style-name="P9" svg:width="1.0213in" svg:height="0.2504in" svg:x="1.0319in" svg:y="0in"><text:p text:style-name="P9">Trains</text:p></draw:rect><draw:rect text:anchor-type="paragraph" draw:z-index="22" draw:style-name="gr3" draw:text-style-name="P9" svg:width="1.0213in" svg:height="0.2504in" svg:x="0.011in" svg:y="0in"><text:p text:style-name="P9">Time Table</text:p></draw:rect><draw:rect text:anchor-type="paragraph" draw:z-index="21" draw:style-name="gr3" draw:text-style-name="P9" svg:width="1.0213in" svg:height="0.2504in" svg:x="3.0736in" svg:y="0in"><text:p text:style-name="P9">Reports</text:p></draw:rect><draw:rect text:anchor-type="paragraph" draw:z-index="25" draw:style-name="gr3" draw:text-style-name="P9" svg:width="1.0142in" svg:height="0.2504in" svg:x="4.0945in" svg:y="0in"><text:p text:style-name="P9">Crew Boards</text:p></draw:rect><draw:rect text:anchor-type="paragraph" draw:z-index="23" draw:style-name="gr3" draw:text-style-name="P9" svg:width="1.028in" svg:height="0.2504in" svg:x="5.1083in" svg:y="0in"><text:p text:style-name="P9">Message</text:p></draw:rect></text:p>
      <text:p text:style-name="Standard"/>
      <text:p text:style-name="Standard"/>
      <text:p text:style-name="Standard"><draw:rect text:anchor-type="paragraph" draw:z-index="26" draw:style-name="gr4" draw:text-style-name="P9" svg:width="4.6669in" svg:height="0.2504in" svg:x="0.011in" svg:y="0.3252in"><text:p text:style-name="P9">&lt;train symbol&gt;</text:p></draw:rect><draw:rect text:anchor-type="paragraph" draw:z-index="27" draw:style-name="gr4" draw:text-style-name="P9" svg:width="0.7295in" svg:height="0.2504in" svg:x="4.678in" svg:y="0.3252in"><text:p text:style-name="P9">Log out</text:p></draw:rect><draw:rect text:anchor-type="paragraph" draw:z-index="28" draw:style-name="gr4" draw:text-style-name="P9" svg:width="0.7295in" svg:height="0.2504in" svg:x="5.4071in" svg:y="0.3252in"><text:p text:style-name="P9">00:00</text:p></draw:rect><draw:rect text:anchor-type="paragraph" draw:z-index="32" draw:style-name="gr4" draw:text-style-name="P9" svg:width="1.0213in" svg:height="0.2504in" svg:x="5.1154in" svg:y="0.5752in"><text:p text:style-name="P9">Message</text:p></draw:rect><draw:rect text:anchor-type="paragraph" draw:z-index="34" draw:style-name="gr4" draw:text-style-name="P9" svg:width="1.0142in" svg:height="0.2504in" svg:x="4.1016in" svg:y="0.5752in"><text:p text:style-name="P9">Crew Boards</text:p></draw:rect>Operating &gt; Train Crew &gt; Header</text:p>
      <text:p text:style-name="Standard"/>
      <text:p text:style-name="Standard"/>
      <text:p text:style-name="Standard"><draw:rect text:anchor-type="paragraph" draw:z-index="33" draw:style-name="gr4" draw:text-style-name="P9" svg:width="1.0213in" svg:height="0.2504in" svg:x="1.0319in" svg:y="0in"><text:p text:style-name="P9">&lt;warrants&gt;</text:p></draw:rect><draw:rect text:anchor-type="paragraph" draw:z-index="31" draw:style-name="gr4" draw:text-style-name="P9" svg:width="1.0213in" svg:height="0.2504in" svg:x="0.011in" svg:y="0in"><text:p text:style-name="P9">Time Table</text:p></draw:rect><draw:rect text:anchor-type="paragraph" draw:z-index="30" draw:style-name="gr4" draw:text-style-name="P9" svg:width="1.0213in" svg:height="0.2504in" svg:x="3.0736in" svg:y="0in"><text:p text:style-name="P9">Work Order</text:p></draw:rect><draw:rect text:anchor-type="paragraph" draw:z-index="29" draw:style-name="gr4" draw:text-style-name="P9" svg:width="1.0213in" svg:height="0.2504in" svg:x="2.0528in" svg:y="0in"><text:p text:style-name="P9">Train List</text:p></draw:rect></text:p>
      <text:p text:style-name="Standard"/>
      <text:p text:style-name="Standard"/>
      <text:p text:style-name="Standard"><draw:rect text:anchor-type="paragraph" draw:z-index="35" draw:style-name="gr5" draw:text-style-name="P9" svg:width="4.6669in" svg:height="0.2504in" svg:x="0.011in" svg:y="0.3252in"><text:p text:style-name="P9">Crew Caller</text:p></draw:rect><draw:rect text:anchor-type="paragraph" draw:z-index="36" draw:style-name="gr5" draw:text-style-name="P9" svg:width="0.7295in" svg:height="0.2504in" svg:x="4.678in" svg:y="0.3252in"><text:p text:style-name="P9">Log out</text:p></draw:rect><draw:rect text:anchor-type="paragraph" draw:z-index="37" draw:style-name="gr5" draw:text-style-name="P9" svg:width="0.7295in" svg:height="0.2504in" svg:x="5.4071in" svg:y="0.3252in"><text:p text:style-name="P9">00:00</text:p></draw:rect><draw:rect text:anchor-type="paragraph" draw:z-index="38" draw:style-name="gr5" draw:text-style-name="P9" svg:width="1.0213in" svg:height="0.2504in" svg:x="0.011in" svg:y="0.5752in"><text:p text:style-name="P9">Time Table</text:p></draw:rect><draw:rect text:anchor-type="paragraph" draw:z-index="39" draw:style-name="gr6" draw:text-style-name="P9" svg:width="2.0488in" svg:height="0.2504in" svg:x="4.0874in" svg:y="0.5752in"><text:p/></draw:rect><draw:rect text:anchor-type="paragraph" draw:z-index="40" draw:style-name="gr5" draw:text-style-name="P9" svg:width="1.0213in" svg:height="0.2504in" svg:x="3.0665in" svg:y="0.5752in"><text:p text:style-name="P9">Message</text:p></draw:rect><draw:rect text:anchor-type="paragraph" draw:z-index="41" draw:style-name="gr5" draw:text-style-name="P9" svg:width="1.0213in" svg:height="0.2504in" svg:x="1.0319in" svg:y="0.5752in"><text:p text:style-name="P9">Trains</text:p></draw:rect><draw:rect text:anchor-type="paragraph" draw:z-index="42" draw:style-name="gr5" draw:text-style-name="P9" svg:width="1.0142in" svg:height="0.2504in" svg:x="2.0528in" svg:y="0.5752in"><text:p text:style-name="P9">Crew Boards</text:p></draw:rect>Operating &gt; Crew Caller &gt; Header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Operating &gt; Director &gt; Session</text:p>
      <text:p text:style-name="Standard"><draw:rect text:anchor-type="paragraph" draw:z-index="44" draw:style-name="gr8" draw:text-style-name="P10" svg:width="6.1598in" svg:height="7.2543in" svg:x="-0.0028in" svg:y="0.1055in"><text:p/></draw:rect></text:p>
      <text:p text:style-name="P5">&lt; model railroad name &gt;</text:p>
      <text:p text:style-name="P5"/>
      <text:p text:style-name="P5">Operating Session: &lt; session status &gt;</text:p>
      <text:p text:style-name="P5"/>
      <text:p text:style-name="P5"><draw:rect text:anchor-type="paragraph" draw:z-index="45" draw:style-name="gr9" draw:text-style-name="P10" svg:width="0.4748in" svg:height="0.1705in" svg:x="0.4256in" svg:y="0.0244in"><text:p/></draw:rect><draw:rect text:anchor-type="paragraph" draw:z-index="46" draw:style-name="gr9" draw:text-style-name="P11" svg:width="0.3433in" svg:height="0.1713in" svg:x="1.502in" svg:y="0.0173in"><text:p/></draw:rect><draw:rect text:anchor-type="paragraph" draw:z-index="47" draw:style-name="gr9" draw:text-style-name="P11" svg:width="0.3433in" svg:height="0.1713in" svg:x="2.3425in" svg:y="0.0173in"><text:p/></draw:rect>Year<text:tab/><text:tab/>Month<text:tab/><text:tab/>Day</text:p>
      <text:p text:style-name="P5"/>
      <text:p text:style-name="P5"><draw:rect text:anchor-type="paragraph" draw:z-index="48" draw:style-name="gr7" draw:text-style-name="P11" svg:width="0.5634in" svg:height="0.1713in" svg:x="0.789in" svg:y="0.0173in"><text:p text:style-name="P10"><text:span text:style-name="T1">00:00</text:span></text:p></draw:rect><draw:rect text:anchor-type="paragraph" draw:z-index="49" draw:style-name="gr7" draw:text-style-name="P11" svg:width="0.5634in" svg:height="0.1713in" svg:x="2.2193in" svg:y="0.0244in"><text:p text:style-name="P10"><text:span text:style-name="T1">00:00</text:span></text:p></draw:rect><draw:rect text:anchor-type="paragraph" draw:z-index="81" draw:style-name="gr9" draw:text-style-name="P11" svg:width="0.3433in" svg:height="0.1713in" svg:x="4.4575in" svg:y="0.0244in"><text:p/></draw:rect>Start Time<text:tab/><text:tab/>End Time<text:tab/><text:tab/>Fast Clock Multiplier <text:s/></text:p>
      <text:p text:style-name="P4"/>
      <text:p text:style-name="P4"><draw:rect text:anchor-type="paragraph" draw:z-index="50" draw:style-name="gr7" draw:text-style-name="P10" svg:width="1.026in" svg:height="0.3303in" svg:x="-0.0028in" svg:y="0.0118in"><text:p text:style-name="P10">Start</text:p></draw:rect><draw:rect text:anchor-type="paragraph" draw:z-index="51" draw:style-name="gr7" draw:text-style-name="P10" svg:width="1.026in" svg:height="0.3303in" svg:x="1.4366in" svg:y="0.0134in"><text:p text:style-name="P10">Pause</text:p></draw:rect><draw:rect text:anchor-type="paragraph" draw:z-index="52" draw:style-name="gr7" draw:text-style-name="P10" svg:width="1.026in" svg:height="0.3303in" svg:x="2.8465in" svg:y="0.0173in"><text:p text:style-name="P10">Rewind</text:p></draw:rect><draw:rect text:anchor-type="paragraph" draw:z-index="82" draw:style-name="gr7" draw:text-style-name="P10" svg:width="1.026in" svg:height="0.3303in" svg:x="4.2701in" svg:y="0.0173in"><text:p text:style-name="P10">End Session</text:p></draw:rect></text:p>
      <text:p text:style-name="P4"/>
      <text:p text:style-name="P4"/>
      <text:p text:style-name="P8">Session Details</text:p>
      <text:p text:style-name="P8"/>
      <text:p text:style-name="P5"><draw:rect text:anchor-type="paragraph" draw:z-index="79" draw:style-name="gr9" draw:text-style-name="P10" svg:width="0.2315in" svg:height="0.1705in" svg:x="1.8075in" svg:y="0.0173in"><text:p/></draw:rect><draw:rect text:anchor-type="paragraph" draw:z-index="80" draw:style-name="gr9" draw:text-style-name="P10" svg:width="0.2315in" svg:height="0.1705in" svg:x="3.1339in" svg:y="0.0173in"><text:p/></draw:rect>Call trains by: <text:s text:c="3"/>Schedule<text:tab/><text:tab/>Manually</text:p>
      <text:p text:style-name="P8"/>
      <text:p text:style-name="P8"><draw:rect text:anchor-type="paragraph" draw:z-index="73" draw:style-name="gr9" draw:text-style-name="P10" svg:width="0.426in" svg:height="0.1705in" svg:x="1.648in" svg:y="0.0173in"><text:p/></draw:rect>&lt; director title &gt; initials</text:p>
      <text:p text:style-name="P8"/>
      <text:p text:style-name="P8"><draw:rect text:anchor-type="paragraph" draw:z-index="54" draw:style-name="gr9" draw:text-style-name="P10" svg:width="0.2315in" svg:height="0.1705in" svg:x="4.0925in" svg:y="0.0173in"><text:p/></draw:rect><draw:rect text:anchor-type="paragraph" draw:z-index="53" draw:style-name="gr9" draw:text-style-name="P10" svg:width="0.2315in" svg:height="0.1705in" svg:x="2.398in" svg:y="0.0173in"><text:p/></draw:rect>Crew Caller <text:s text:c="17"/>Automatic <text:s text:c="26"/>In-Person <text:s text:c="10"/></text:p>
      <text:p text:style-name="P8"><draw:rect text:anchor-type="paragraph" draw:z-index="55" draw:style-name="gr9" draw:text-style-name="P10" svg:width="0.2315in" svg:height="0.1705in" svg:x="2.398in" svg:y="0.0173in"><text:p/></draw:rect><draw:rect text:anchor-type="paragraph" draw:z-index="56" draw:style-name="gr9" draw:text-style-name="P10" svg:width="0.2315in" svg:height="0.1705in" svg:x="4.0925in" svg:y="0.0173in"><text:p/></draw:rect><draw:rect text:anchor-type="paragraph" draw:z-index="57" draw:style-name="gr9" draw:text-style-name="P10" svg:width="0.2315in" svg:height="0.1705in" svg:x="5.65in" svg:y="0.0173in"><text:p/></draw:rect>&lt; dispatcher name&gt; <text:s text:c="5"/>Automatic <text:s text:c="11"/>&lt; dispatcher title &gt; <text:s text:c="11"/>&lt; director title &gt;</text:p>
      <text:p text:style-name="P8"><draw:rect text:anchor-type="paragraph" draw:z-index="59" draw:style-name="gr9" draw:text-style-name="P10" svg:width="0.2315in" svg:height="0.1705in" svg:x="4.0925in" svg:y="0.0173in"><text:p/></draw:rect><draw:rect text:anchor-type="paragraph" draw:z-index="58" draw:style-name="gr9" draw:text-style-name="P10" svg:width="0.2315in" svg:height="0.1705in" svg:x="2.398in" svg:y="0.0173in"><text:p/></draw:rect><draw:rect text:anchor-type="paragraph" draw:z-index="60" draw:style-name="gr9" draw:text-style-name="P10" svg:width="0.2315in" svg:height="0.1705in" svg:x="5.65in" svg:y="0.0173in"><text:p/></draw:rect>&lt; dispatcher name&gt; <text:s text:c="5"/>Automatic <text:s text:c="11"/>&lt; dispatcher title &gt; <text:s text:c="11"/>&lt; director title &gt;</text:p>
      <text:p text:style-name="P8"><draw:rect text:anchor-type="paragraph" draw:z-index="62" draw:style-name="gr9" draw:text-style-name="P10" svg:width="0.2315in" svg:height="0.1705in" svg:x="4.0925in" svg:y="0.0173in"><text:p/></draw:rect><draw:rect text:anchor-type="paragraph" draw:z-index="61" draw:style-name="gr9" draw:text-style-name="P10" svg:width="0.2315in" svg:height="0.1705in" svg:x="2.398in" svg:y="0.0173in"><text:p/></draw:rect><draw:rect text:anchor-type="paragraph" draw:z-index="63" draw:style-name="gr9" draw:text-style-name="P10" svg:width="0.2315in" svg:height="0.1705in" svg:x="5.65in" svg:y="0.0173in"><text:p/></draw:rect>&lt; dispatcher name&gt; <text:s text:c="5"/>Automatic <text:s text:c="11"/>&lt; dispatcher title &gt; <text:s text:c="11"/>&lt; director title &gt;</text:p>
      <text:p text:style-name="P4"/>
      <text:p text:style-name="P8"><draw:rect text:anchor-type="paragraph" draw:z-index="65" draw:style-name="gr9" draw:text-style-name="P10" svg:width="0.2315in" svg:height="0.1705in" svg:x="4.0925in" svg:y="0.0173in"><text:p/></draw:rect><draw:rect text:anchor-type="paragraph" draw:z-index="64" draw:style-name="gr9" draw:text-style-name="P10" svg:width="0.2315in" svg:height="0.1705in" svg:x="2.398in" svg:y="0.0173in"><text:p/></draw:rect><draw:rect text:anchor-type="paragraph" draw:z-index="66" draw:style-name="gr9" draw:text-style-name="P10" svg:width="0.2315in" svg:height="0.1705in" svg:x="5.65in" svg:y="0.0173in"><text:p/></draw:rect>&lt; track group name&gt; <text:s text:c="3"/>Automatic <text:s text:c="10"/>&lt; track group title &gt; <text:s text:c="10"/>&lt; director title &gt;</text:p>
      <text:p text:style-name="P8"><draw:rect text:anchor-type="paragraph" draw:z-index="67" draw:style-name="gr9" draw:text-style-name="P10" svg:width="0.2315in" svg:height="0.1705in" svg:x="2.398in" svg:y="0.0173in"><text:p/></draw:rect><draw:rect text:anchor-type="paragraph" draw:z-index="68" draw:style-name="gr9" draw:text-style-name="P10" svg:width="0.2315in" svg:height="0.1705in" svg:x="4.0925in" svg:y="0.0173in"><text:p/></draw:rect><draw:rect text:anchor-type="paragraph" draw:z-index="69" draw:style-name="gr9" draw:text-style-name="P10" svg:width="0.2315in" svg:height="0.1705in" svg:x="5.65in" svg:y="0.0173in"><text:p/></draw:rect>&lt; track group name&gt; <text:s text:c="3"/>Automatic <text:s text:c="10"/>&lt; track group title &gt; <text:s text:c="10"/>&lt; director title &gt;</text:p>
      <text:p text:style-name="P8"><draw:rect text:anchor-type="paragraph" draw:z-index="70" draw:style-name="gr9" draw:text-style-name="P10" svg:width="0.2315in" svg:height="0.1705in" svg:x="2.398in" svg:y="0.0173in"><text:p/></draw:rect><draw:rect text:anchor-type="paragraph" draw:z-index="71" draw:style-name="gr9" draw:text-style-name="P10" svg:width="0.2315in" svg:height="0.1705in" svg:x="4.0925in" svg:y="0.0173in"><text:p/></draw:rect><draw:rect text:anchor-type="paragraph" draw:z-index="72" draw:style-name="gr9" draw:text-style-name="P10" svg:width="0.2315in" svg:height="0.1705in" svg:x="5.65in" svg:y="0.0173in"><text:p/></draw:rect>&lt; track group name&gt; <text:s text:c="3"/>Automatic <text:s text:c="10"/>&lt; track group title &gt; <text:s text:c="10"/>&lt; director title &gt;</text:p>
      <text:p text:style-name="P5"/>
      <text:p text:style-name="P5">Number of operators:</text:p>
      <text:p text:style-name="P5"><draw:rect text:anchor-type="paragraph" draw:z-index="74" draw:style-name="gr9" draw:text-style-name="P10" svg:width="0.426in" svg:height="0.1705in" svg:x="1.648in" svg:y="-0.0102in"><text:p/></draw:rect>&lt; train crew name &gt;</text:p>
      <text:p text:style-name="P5"><draw:rect text:anchor-type="paragraph" draw:z-index="83" draw:style-name="gr9" draw:text-style-name="P10" svg:width="0.426in" svg:height="0.1705in" svg:x="1.648in" svg:y="-0.0102in"><text:p/></draw:rect>&lt; local crew name &gt;</text:p>
      <text:p text:style-name="P5"><draw:rect text:anchor-type="paragraph" draw:z-index="75" draw:style-name="gr9" draw:text-style-name="P10" svg:width="0.426in" svg:height="0.1705in" svg:x="1.648in" svg:y="-0.0102in"><text:p/></draw:rect>&lt; switch crew name &gt;</text:p>
      <text:p text:style-name="P5"><draw:rect text:anchor-type="paragraph" draw:z-index="76" draw:style-name="gr9" draw:text-style-name="P10" svg:width="0.426in" svg:height="0.1705in" svg:x="1.648in" svg:y="-0.0102in"><text:p/></draw:rect>&lt; hostler name &gt; </text:p>
      <text:p text:style-name="P5"><draw:rect text:anchor-type="paragraph" draw:z-index="43" draw:style-name="gr7" draw:text-style-name="P10" svg:width="0.8185in" svg:height="0.178in" svg:x="-0.0028in" svg:y="0.1866in"><text:p text:style-name="P10">Update</text:p></draw:rect></text:p>
      <text:p text:style-name="P5"/>
      <text:p text:style-name="P5"/>
      <text:p text:style-name="P5"><draw:rect text:anchor-type="paragraph" draw:z-index="77" draw:style-name="gr7" draw:text-style-name="P10" svg:width="1.6043in" svg:height="0.337in" svg:x="-0.0028in" svg:y="0.1035in"><text:p text:style-name="P10">Activate Session</text:p></draw:rect><draw:rect text:anchor-type="paragraph" draw:z-index="78" draw:style-name="gr7" draw:text-style-name="P10" svg:width="1.6043in" svg:height="0.337in" svg:x="1.7752in" svg:y="0.1035in"><text:p text:style-name="P10">Deactivate Session</text:p></draw:rect></text:p>
      <text:p text:style-name="Standard"/>
      <text:p text:style-name="Standard"/>
      <text:p text:style-name="Standard"/>
      <text:p text:style-name="Standard"/>
      <text:p text:style-name="Standard">Session settings are saved locally as a json file and reloaded at the start of the next session.</text:p>
      <text:p text:style-name="Standard"/>
      <text:p text:style-name="P1">Operating &gt; Director &gt; Time Table</text:p>
      <text:p text:style-name="Standard"><draw:rect text:anchor-type="paragraph" draw:z-index="86" draw:style-name="gr8" draw:text-style-name="P10" svg:width="6.7642in" svg:height="1.7157in" svg:x="-0.0028in" svg:y="0.1555in"><text:p/></draw:rect></text:p>
      <text:p text:style-name="Standard">&lt; timetable.pdf &gt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Displays a pdf version of the railroad's time table.</text:p>
      <text:p text:style-name="Standard"/>
      <text:p text:style-name="Standard"/>
      <text:p text:style-name="Standard"/>
      <text:p text:style-name="Standard">Operating &gt; Director &gt; Trains</text:p>
      <text:p text:style-name="Standard"><draw:rect text:anchor-type="paragraph" draw:z-index="85" draw:style-name="gr8" draw:text-style-name="P10" svg:width="6.7642in" svg:height="1.7157in" svg:x="-0.0028in" svg:y="0.1555in"><text:p/></draw:rect></text:p>
      <text:p text:style-name="Standard"/>
      <table:table table:name="Trains1" table:style-name="Trains1">
        <table:table-column table:style-name="Trains1.A"/>
        <table:table-column table:style-name="Trains1.B"/>
        <table:table-column table:style-name="Trains1.C"/>
        <table:table-column table:style-name="Trains1.D" table:number-columns-repeated="2"/>
        <table:table-column table:style-name="Trains1.F"/>
        <table:table-row>
          <table:table-cell table:style-name="Trains1.A1" office:value-type="string">
            <text:p text:style-name="P6">Departs</text:p>
          </table:table-cell>
          <table:table-cell table:style-name="Trains1.A1" office:value-type="string">
            <text:p text:style-name="P6">Symbol</text:p>
          </table:table-cell>
          <table:table-cell table:style-name="Trains1.A1" office:value-type="string">
            <text:p text:style-name="P6">Name</text:p>
          </table:table-cell>
          <table:table-cell table:style-name="Trains1.A1" office:value-type="string">
            <text:p text:style-name="P6">Originate</text:p>
          </table:table-cell>
          <table:table-cell table:style-name="Trains1.A1" office:value-type="string">
            <text:p text:style-name="P6">Location</text:p>
          </table:table-cell>
          <table:table-cell table:style-name="Trains1.F1" office:value-type="string">
            <text:p text:style-name="P6">Status</text:p>
          </table:table-cell>
        </table:table-row>
        <table:table-row>
          <table:table-cell table:style-name="Trains1.A2" office:value-type="string">
            <text:p text:style-name="Table_20_Contents"/>
          </table:table-cell>
          <table:table-cell table:style-name="Trains1.A2" office:value-type="string">
            <text:p text:style-name="Table_20_Contents"/>
          </table:table-cell>
          <table:table-cell table:style-name="Trains1.A2" office:value-type="string">
            <text:p text:style-name="Table_20_Contents"/>
          </table:table-cell>
          <table:table-cell table:style-name="Trains1.A2" office:value-type="string">
            <text:p text:style-name="Table_20_Contents"/>
          </table:table-cell>
          <table:table-cell table:style-name="Trains1.A2" office:value-type="string">
            <text:p text:style-name="Table_20_Contents"/>
          </table:table-cell>
          <table:table-cell table:style-name="Trains1.F2" office:value-type="string">
            <text:p text:style-name="Table_20_Contents"/>
          </table:table-cell>
        </table:table-row>
        <table:table-row>
          <table:table-cell table:style-name="Trains1.A2" office:value-type="string">
            <text:p text:style-name="Table_20_Contents"/>
          </table:table-cell>
          <table:table-cell table:style-name="Trains1.A2" office:value-type="string">
            <text:p text:style-name="Table_20_Contents"/>
          </table:table-cell>
          <table:table-cell table:style-name="Trains1.A2" office:value-type="string">
            <text:p text:style-name="Table_20_Contents"/>
          </table:table-cell>
          <table:table-cell table:style-name="Trains1.A2" office:value-type="string">
            <text:p text:style-name="Table_20_Contents"/>
          </table:table-cell>
          <table:table-cell table:style-name="Trains1.A2" office:value-type="string">
            <text:p text:style-name="Table_20_Contents"/>
          </table:table-cell>
          <table:table-cell table:style-name="Trains1.F2" office:value-type="string">
            <text:p text:style-name="Table_20_Contents"/>
          </table:table-cell>
        </table:table-row>
        <table:table-row>
          <table:table-cell table:style-name="Trains1.A2" office:value-type="string">
            <text:p text:style-name="Table_20_Contents"/>
          </table:table-cell>
          <table:table-cell table:style-name="Trains1.A2" office:value-type="string">
            <text:p text:style-name="Table_20_Contents"/>
          </table:table-cell>
          <table:table-cell table:style-name="Trains1.A2" office:value-type="string">
            <text:p text:style-name="Table_20_Contents"/>
          </table:table-cell>
          <table:table-cell table:style-name="Trains1.A2" office:value-type="string">
            <text:p text:style-name="Table_20_Contents"/>
          </table:table-cell>
          <table:table-cell table:style-name="Trains1.A2" office:value-type="string">
            <text:p text:style-name="Table_20_Contents"/>
          </table:table-cell>
          <table:table-cell table:style-name="Trains1.F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>The whole table is view only.</text:p>
      <text:p text:style-name="P1">Operating &gt; Director &gt; Restrictions</text:p>
      <text:p text:style-name="Standard"/>
      <text:p text:style-name="Standard"><draw:rect text:anchor-type="paragraph" draw:z-index="87" draw:style-name="gr8" draw:text-style-name="P10" svg:width="6.7642in" svg:height="2.3268in" svg:x="-0.0028in" svg:y="0.0453in"><text:p/></draw:rect></text:p>
      <text:p text:style-name="Standard"><draw:rect text:anchor-type="paragraph" draw:z-index="88" draw:style-name="gr8" draw:text-style-name="P10" svg:width="4.3685in" svg:height="1.4098in" svg:x="0.3583in" svg:y="0.0756in"><text:p/></draw:rect><draw:rect text:anchor-type="paragraph" draw:z-index="89" draw:style-name="gr7" draw:text-style-name="P11" svg:width="0.5634in" svg:height="0.1713in" svg:x="4.0874in" svg:y="0.1547in"><text:p text:style-name="P10"><text:span text:style-name="T1">Void</text:span></text:p></draw:rect></text:p>
      <text:p text:style-name="P3">Effective: &lt; date &gt; &lt; time &gt;</text:p>
      <text:p text:style-name="P3">From: &lt; location &gt; <text:s/>To: &lt; location &gt;</text:p>
      <text:p text:style-name="P3">Restriction: &lt; restriction &gt;</text:p>
      <text:p text:style-name="P3">By: &lt; director initials &gt;</text:p>
      <text:p text:style-name="P3"/>
      <text:p text:style-name="P3"/>
      <text:p text:style-name="P3"/>
      <text:p text:style-name="P3"/>
      <text:p text:style-name="P3"><draw:rect text:anchor-type="paragraph" draw:z-index="90" draw:style-name="gr7" draw:text-style-name="P11" svg:width="1.237in" svg:height="0.1713in" svg:x="-0.0028in" svg:y="0.0575in"><text:p text:style-name="P10"><text:span text:style-name="T1">+ Restriction</text:span></text:p></draw:rect></text:p>
      <text:p text:style-name="P3"/>
      <text:p text:style-name="P3"/>
      <text:p text:style-name="Standard">db fields: restrictions table</text:p>
      <text:p text:style-name="P7">restrictionID: 10 char text</text:p>
      <text:p text:style-name="P7">restrictionAuthor: </text:p>
      <text:p text:style-name="P7">restrictionDate: 10 char text</text:p>
      <text:p text:style-name="P7">restrictionTime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reg Ritacco</meta:initial-creator>
    <meta:creation-date>2024-01-18T14:22:32.05</meta:creation-date>
    <dc:date>2024-02-13T10:33:21.83</dc:date>
    <dc:creator>Greg Ritacco</dc:creator>
    <meta:editing-duration>P6DT4H52M12S</meta:editing-duration>
    <meta:editing-cycles>51</meta:editing-cycles>
    <meta:generator>OpenOffice/4.1.14$Win32 OpenOffice.org_project/4114m1$Build-9811</meta:generator>
    <meta:document-statistic meta:table-count="1" meta:image-count="0" meta:object-count="0" meta:page-count="4" meta:paragraph-count="48" meta:word-count="272" meta:character-count="1725"/>
  </office:meta>
</office:document-meta>
</file>